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draw:fill="none" fo:min-height="3.6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size="15pt" fo:font-weight="150" style:font-size-asian="18pt" style:font-size-complex="18pt"/>
    </style:style>
    <style:style style:name="P3" style:family="paragraph">
      <style:paragraph-properties fo:text-align="center"/>
      <style:text-properties fo:font-size="15pt" fo:font-weight="150" style:font-size-asian="18pt" style:font-size-complex="18pt"/>
    </style:style>
    <style:style style:name="P4" style:family="paragraph">
      <style:paragraph-properties fo:margin-left="0cm" fo:margin-right="0cm" fo:text-indent="0cm"/>
      <style:text-properties fo:font-size="15pt" fo:font-weight="150" style:font-size-asian="18pt" style:font-size-complex="18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start" fo:text-indent="0cm"/>
      <style:text-properties fo:font-size="15pt" fo:font-weight="150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office:forms form:automatic-focus="false" form:apply-design-mode="false"/>
        <draw:custom-shape draw:style-name="gr1" draw:text-style-name="P1" draw:layer="layout" svg:width="6.3cm" svg:height="9.5cm" svg:x="2.5cm" svg:y="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5cm" svg:height="4.5cm" svg:x="3.5cm" svg:y="7.5cm">
          <text:p text:style-name="P2">Component</text:p>
          <text:p text:style-name="P2">database</text:p>
          <text:p text:style-name="P2">(file folders)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2" draw:layer="layout" svg:width="5cm" svg:height="4cm" svg:x="10.8cm" svg:y="13.5cm">
          <text:p text:style-name="P2">&lt;XML&gt;</text:p>
          <text:p text:style-name="P2">configuration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2" draw:layer="layout" svg:width="4.499cm" svg:height="2.999cm" svg:x="11.001cm" svg:y="18.001cm">
          <text:p text:style-name="P2">Real-Time application</text:p>
          <text:p text:style-name="P2">(in server)</text:p>
          <draw:enhanced-geometry svg:viewBox="0 0 21600 21600" draw:mirror-horizontal="false" draw:type="line-callout-1" draw:modifiers="-19963.2 19497.6 -1200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4" draw:text-style-name="P3" draw:layer="layout" svg:width="1.5cm" svg:height="1cm" svg:x="8.9cm" svg:y="15cm">
          <text:p/>
          <draw:enhanced-geometry svg:viewBox="0 0 21600 21600" draw:text-areas="0 ?f0 ?f5 ?f2" draw:mirror-vertical="true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1cm" svg:height="1cm" svg:x="3.5cm" svg:y="19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cm" svg:height="1cm" svg:x="5.5cm" svg:y="19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cm" svg:height="1cm" svg:x="4.5cm" svg:y="21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4cm" svg:y1="20.5cm" svg:x2="4.5cm" svg:y2="21.5cm">
          <text:p/>
        </draw:line>
        <draw:line draw:style-name="gr6" draw:text-style-name="P3" draw:layer="layout" svg:x1="4.5cm" svg:y1="20cm" svg:x2="5.5cm" svg:y2="20cm">
          <text:p/>
        </draw:line>
        <draw:line draw:style-name="gr6" draw:text-style-name="P3" draw:layer="layout" svg:x1="5.5cm" svg:y1="21.5cm" svg:x2="6cm" svg:y2="20.5cm">
          <text:p/>
        </draw:line>
        <draw:frame draw:style-name="gr7" draw:text-style-name="P4" draw:layer="layout" svg:width="2.979cm" svg:height="0.865cm" svg:x="2.521cm" svg:y="17cm">
          <draw:text-box>
            <text:p text:style-name="P4">configure</text:p>
          </draw:text-box>
        </draw:frame>
        <draw:custom-shape draw:style-name="gr5" draw:text-style-name="P3" draw:layer="layout" svg:width="1cm" svg:height="1.5cm" svg:x="5.2cm" svg:y="12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4" draw:layer="layout" svg:width="2.246cm" svg:height="0.865cm" svg:x="2.5cm" svg:y="12.305cm">
          <draw:text-box>
            <text:p text:style-name="P4">import</text:p>
          </draw:text-box>
        </draw:frame>
        <draw:frame draw:style-name="gr7" draw:text-style-name="P4" draw:layer="layout" svg:width="1.632cm" svg:height="0.865cm" svg:x="8.804cm" svg:y="16cm">
          <draw:text-box>
            <text:p text:style-name="P4">load</text:p>
          </draw:text-box>
        </draw:frame>
        <draw:frame draw:style-name="gr7" draw:text-style-name="P1" draw:layer="layout" svg:width="4.388cm" svg:height="1.725cm" svg:x="3.5cm" svg:y="14.6cm">
          <draw:text-box>
            <text:p text:style-name="P5">Deployment</text:p>
            <text:p text:style-name="P5">server</text:p>
          </draw:text-box>
        </draw:frame>
        <draw:custom-shape draw:style-name="gr5" draw:text-style-name="P3" draw:layer="layout" svg:width="1cm" svg:height="1cm" svg:x="6.5cm" svg:y="21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6cm" svg:y1="20.5cm" svg:x2="6.5cm" svg:y2="21.5cm">
          <text:p/>
        </draw:line>
        <draw:line draw:style-name="gr8" draw:text-style-name="P1" draw:layer="layout" svg:x1="5.5cm" svg:y1="16.5cm" svg:x2="5.5cm" svg:y2="19cm">
          <text:p/>
        </draw:line>
        <draw:g>
          <draw:custom-shape draw:style-name="gr4" draw:text-style-name="P1" draw:layer="layout" svg:width="6.5cm" svg:height="4cm" svg:x="11cm" svg:y="8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6" draw:layer="layout" svg:width="6.128cm" svg:height="3.936cm" svg:x="11cm" svg:y="8.064cm">
            <draw:text-box>
              <text:p text:style-name="P6">For each component:</text:p>
              <text:p text:style-name="P6">- Property file</text:p>
              <text:p text:style-name="P6">- Activity info</text:p>
              <text:p text:style-name="P6">- Peer connections</text:p>
              <text:p text:style-name="P6">- Port connections</text:p>
              <text:p text:style-name="P6">- Scripts to load</text:p>
            </draw:text-box>
          </draw:frame>
        </draw:g>
        <draw:line draw:style-name="gr6" draw:text-style-name="P1" draw:layer="layout" svg:x1="11cm" svg:y1="12cm" svg:x2="10cm" svg:y2="14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nl" fo:country="NL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0.987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dp1">
      <office:forms form:automatic-focus="false" form:apply-design-mode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Peter Soetens</meta:initial-creator>
    <meta:creation-date>2007-04-24T10:28:43</meta:creation-date>
    <dc:creator>Peter Soetens</dc:creator>
    <dc:date>2007-04-24T13:02:51</dc:date>
    <dc:language>nl-NL</dc:language>
    <meta:editing-cycles>4</meta:editing-cycles>
    <meta:editing-duration>PT2H34M8S</meta:editing-duration>
    <meta:user-defined meta:name="Info 1"/>
    <meta:user-defined meta:name="Info 2"/>
    <meta:user-defined meta:name="Info 3"/>
    <meta:user-defined meta:name="Info 4"/>
    <meta:document-statistic meta:object-count="23"/>
  </office:meta>
</office:document-meta>
</file>